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3" style:family="paragraph" style:parent-style-name="Standard" style:list-style-name="L1">
      <style:text-properties style:font-name="Liberation Sans" fo:font-size="22pt" style:font-size-asian="22pt" style:font-size-complex="22pt"/>
    </style:style>
    <style:style style:name="P4" style:family="paragraph" style:parent-style-name="Standard" style:list-style-name="L1">
      <style:text-properties style:font-name="Liberation Sans" fo:font-size="22pt" style:font-size-asian="22pt" style:font-size-complex="22pt"/>
    </style:style>
    <style:style style:name="P5" style:family="paragraph" style:parent-style-name="Standard" style:list-style-name="L1">
      <style:text-properties style:font-name="Liberation Sans" fo:font-size="22pt" style:font-size-asian="22pt" style:font-size-complex="22pt"/>
    </style:style>
    <style:style style:name="P6" style:family="paragraph" style:parent-style-name="Standard" style:list-style-name="L1">
      <style:text-properties style:font-name="Liberation Sans" fo:font-size="22pt" style:font-size-asian="22pt" style:font-size-complex="22pt"/>
    </style:style>
    <style:style style:name="P7" style:family="paragraph" style:parent-style-name="Standard" style:list-style-name="L2">
      <style:text-properties style:font-name="Liberation Sans" fo:font-size="22pt" style:font-size-asian="22pt" style:font-size-complex="22pt"/>
    </style:style>
    <style:style style:name="P8" style:family="paragraph" style:parent-style-name="Standard" style:list-style-name="L3">
      <style:text-properties style:font-name="Liberation Sans" fo:font-size="22pt" style:font-size-asian="22pt" style:font-size-complex="22pt"/>
    </style:style>
    <style:style style:name="P9" style:family="paragraph" style:parent-style-name="Standard" style:list-style-name="L4">
      <style:text-properties style:font-name="Liberation Sans" fo:font-size="22pt" style:font-size-asian="22pt" style:font-size-complex="22pt"/>
    </style:style>
    <style:style style:name="P10" style:family="paragraph" style:parent-style-name="Standard">
      <style:text-properties style:font-name="Liberation Sans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say Questions and Dissertation Chapters</text:p>
      <text:p text:style-name="P1"/>
      <text:p text:style-name="P10">Dissertation Chapters</text:p>
      <text:list text:style-name="L1">
        <text:list-item>
          <text:p text:style-name="P3">F/loss free/libre and open source societies</text:p>
        </text:list-item>
        <text:list-item>
          <text:p text:style-name="P3">Who governs in a networked society?</text:p>
        </text:list-item>
        <text:list-item>
          <text:p text:style-name="P3">Communicative capitalism and F/los</text:p>
        </text:list-item>
        <text:list-item>
          <text:p text:style-name="P3">New Politics of Openness</text:p>
        </text:list-item>
      </text:list>
      <text:p text:style-name="P1"/>
      <text:p text:style-name="P10">Discourse Power Politics</text:p>
      <text:list text:style-name="L2">
        <text:list-item>
          <text:p text:style-name="P7">Do you agree with Hardt and Negri's contention that we now live in the age of Empire? Justify your response.</text:p>
        </text:list-item>
      </text:list>
      <text:p text:style-name="P1"/>
      <text:p text:style-name="P10">New Radical Political Economy</text:p>
      <text:list text:style-name="L3">
        <text:list-item>
          <text:p text:style-name="P8">To what extend do social, peer-to-peer or participatory financial models democratize capital?</text:p>
        </text:list-item>
      </text:list>
      <text:p text:style-name="P1"/>
      <text:p text:style-name="P10">Liberalism and its Critics</text:p>
      <text:list text:style-name="L4">
        <text:list-item>
          <text:p text:style-name="P9">MacIntyre claims liberal rights are a conceptual fiction. Discus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Rob Dyke</meta:initial-creator>
    <meta:creation-date>2008-01-27T13:01:11</meta:creation-date>
    <dc:creator>Rob Dyke</dc:creator>
    <dc:date>2008-01-27T14:00:55</dc:date>
    <meta:printed-by>Rob Dyke</meta:printed-by>
    <meta:print-date>2008-01-27T13:09:58</meta:print-date>
    <meta:editing-cycles>1</meta:editing-cycles>
    <meta:editing-duration>PT54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84" meta:character-count="544"/>
  </office:meta>
</office:document-meta>
</file>